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Pictures/10000201000006CA000003E65C880FF28D754216.png" manifest:media-type="image/pn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0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2.011cm" fo:margin-right="0cm" fo:text-align="center" fo:text-indent="-1.693cm"/>
    </style:style>
    <style:style style:name="P3" style:family="paragraph">
      <style:paragraph-properties fo:margin-left="0.318cm" fo:margin-right="0cm" fo:text-indent="0cm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1.1000003814697pt" fo:text-shadow="1pt 1pt" style:font-size-asian="26pt" style:font-size-complex="26pt"/>
    </style:style>
    <style:style style:name="P5" style:family="paragraph">
      <loext:graphic-properties draw:fill-color="#ffffff"/>
      <style:text-properties fo:font-size="18.7999992370605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21.1000003814697pt" fo:text-shadow="1pt 1pt" style:font-size-asian="26pt" style:font-size-complex="26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1.1000003814697pt" fo:text-shadow="none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13" style:family="paragraph">
      <style:paragraph-properties fo:margin-left="0.318cm" fo:margin-right="0cm" fo:text-align="start" fo:text-indent="0cm"/>
    </style:style>
    <style:style style:name="P14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" fo:font-size="21.1000003814697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c9211e" style:font-name="Segoe UI" fo:font-size="26pt" fo:text-shadow="none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Mangal" style:font-size-complex="3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style:font-name="Segoe UI"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fo:font-size="6.5pt" fo:text-shadow="none" fo:font-weight="bold" style:font-size-asian="6.5pt" style:font-weight-asian="bold" style:font-size-complex="6.5pt" style:font-weight-complex="bold"/>
    </style:style>
    <style:style style:name="T13" style:family="text">
      <style:text-properties fo:color="#000000" style:font-name="Segoe UI Semibold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4" draw:layer="layout" svg:width="23.622cm" svg:height="4.329cm" svg:x="2.286cm" svg:y="1.016cm">
          <draw:text-box>
            <text:p text:style-name="P1"><text:span text:style-name="T1">HYMN #389</text:span></text:p>
            <text:p text:style-name="P2"><text:span text:style-name="T2">“</text:span><text:span text:style-name="T2">Let All Together Praise Our God“</text:span></text:p>
            <text:p text:style-name="P3"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3" draw:text-style-name="P6" draw:layer="layout" svg:width="23.876cm" svg:height="6.879cm" svg:x="2.073cm" svg:y="0.995cm">
          <draw:text-box>
            <text:p text:style-name="P1"><text:span text:style-name="T4">1. </text:span><text:span text:style-name="T5">Let all together praise our God</text:span><text:span text:style-name="T5"><text:line-break/></text:span><text:span text:style-name="T5">Before His glorious throne;</text:span><text:span text:style-name="T5"><text:line-break/></text:span><text:span text:style-name="T5">Today He opens heav’n again</text:span><text:span text:style-name="T5"><text:line-break/></text:span><text:span text:style-name="T5">To give us His own Son, </text:span><text:span text:style-name="T6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4" draw:text-style-name="P8" draw:layer="layout" svg:width="22.606cm" svg:height="7.766cm" svg:x="2.54cm" svg:y="1.136cm">
          <draw:text-box>
            <text:p text:style-name="P7"><text:span text:style-name="T4">2. </text:span><text:span text:style-name="T5">He leaves His heav’nly Father’s throne,</text:span></text:p>
            <text:p text:style-name="P7"><text:span text:style-name="T5">Is born an infant small,</text:span></text:p>
            <text:p text:style-name="P7"><text:span text:style-name="T5">And in a manger, poor and lone,</text:span></text:p>
            <text:p text:style-name="P7"><text:span text:style-name="T7">Lies in a humble stall, </text:span><text:span text:style-name="T6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5" draw:text-style-name="P9" draw:layer="layout" svg:width="22.86cm" svg:height="8.182cm" svg:x="2.532cm" svg:y="1.016cm">
          <draw:text-box>
            <text:p text:style-name="P1"><text:span text:style-name="T8">3. </text:span><text:span text:style-name="T7">Within an earthborn form He hides</text:span><text:span text:style-name="T7"><text:line-break/></text:span><text:span text:style-name="T7">His all-creating light;</text:span><text:span text:style-name="T7"><text:line-break/></text:span><text:span text:style-name="T7">To serve us all He humbly cloaks</text:span><text:span text:style-name="T7"><text:line-break/></text:span><text:span text:style-name="T7">The splendor of His might, </text:span><text:span text:style-name="T6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10" draw:layer="layout" svg:width="25.146cm" svg:height="9.111cm" svg:x="1.524cm" svg:y="0.795cm">
          <draw:text-box>
            <text:p text:style-name="P1"><text:span text:style-name="T8">4. </text:span><text:span text:style-name="T9"><text:tab/></text:span><text:span text:style-name="T10">He undertakes a great exchange,</text:span><text:span text:style-name="T10"><text:line-break/></text:span><text:span text:style-name="T10">Puts on our human frame,</text:span><text:span text:style-name="T10"><text:line-break/></text:span><text:span text:style-name="T10">And in return gives us His realm,</text:span><text:span text:style-name="T10"><text:line-break/></text:span><text:span text:style-name="T10">His glory, and His name, </text:span><text:span text:style-name="T6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7" draw:text-style-name="P11" draw:layer="layout" svg:width="23.622cm" svg:height="8.613cm" svg:x="2.032cm" svg:y="1.039cm">
          <draw:text-box>
            <text:p text:style-name="P1"><text:span text:style-name="T8">5. </text:span><text:span text:style-name="T7">He is a servant, I a lord:</text:span><text:span text:style-name="T7"><text:line-break/></text:span><text:span text:style-name="T7">How great a mystery!</text:span><text:span text:style-name="T7"><text:line-break/></text:span><text:span text:style-name="T7">How strong the tender Christ Child’s love!</text:span><text:span text:style-name="T7"><text:line-break/></text:span><text:span text:style-name="T7">No truer friend than He, </text:span><text:span text:style-name="T11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8" draw:text-style-name="P9" draw:layer="layout" svg:width="23.368cm" svg:height="8.271cm" svg:x="2.286cm" svg:y="1.127cm">
          <draw:text-box>
            <text:p text:style-name="P1"><text:span text:style-name="T8">6. </text:span><text:span text:style-name="T7">He is the key and He the door</text:span><text:span text:style-name="T7"><text:line-break/></text:span><text:span text:style-name="T7">To blessèd paradise;</text:span><text:span text:style-name="T7"><text:line-break/></text:span><text:span text:style-name="T7">The angel bars the way no more.</text:span><text:span text:style-name="T7"><text:line-break/></text:span><text:span text:style-name="T7">To God our praises rise, </text:span><text:span text:style-name="T6">(Repea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9" draw:text-style-name="P14" draw:layer="layout" svg:width="23.59cm" svg:height="14.012cm" svg:x="1.81cm" svg:y="0.762cm">
          <draw:text-box>
            <text:p text:style-name="P12"><text:span text:style-name="T4">7. </text:span><text:span text:style-name="T5">Your grace in lowliness revealed,</text:span><text:span text:style-name="T5"><text:line-break/></text:span><text:span text:style-name="T5"> <text:s text:c="3"/>Lord Jesus, we adore</text:span><text:span text:style-name="T5"><text:line-break/></text:span><text:span text:style-name="T5"> <text:s text:c="3"/>And praise to God the Father yield</text:span><text:span text:style-name="T5"><text:line-break/></text:span><text:span text:style-name="T5"> <text:s text:c="3"/>And Spirit evermore;</text:span><text:span text:style-name="T5"><text:line-break/></text:span><text:span text:style-name="T5"> <text:s text:c="3"/>We praise You</text:span></text:p>
            <text:p text:style-name="P12"><text:span text:style-name="T5"><text:s text:c="6"/></text:span><text:span text:style-name="T5">evermore.</text:span></text:p>
            <text:p text:style-name="P13"><text:span text:style-name="T12"><text:line-break/></text:span><text:span text:style-name="T12"/></text:p>
            <text:p text:style-name="P13"><text:span text:style-name="T13">© 1969 Concordia Publishing House. </text:span></text:p>
            <text:p text:style-name="P13"><text:span text:style-name="T13">Used by permission: </text:span></text:p>
            <text:p text:style-name="P13"><text:span text:style-name="T13">LSB Hymn License .NET, no. 100011038.</text:span><text:span text:style-name="T13"><text:line-break/></text:span><text:span text:style-name="T13">Public domain</text:span></text:p>
            <text:p text:style-name="P13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ography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opography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ography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opography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topography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ography2-outline2" style:family="presentation" style:parent-style-name="topography2-outline1">
      <style:paragraph-properties fo:margin-left="0cm" fo:margin-right="0cm" fo:margin-top="0cm" fo:margin-bottom="0.324cm" fo:text-indent="0cm"/>
      <style:text-properties fo:color="#ffffff" fo:font-size="22.7999992370605pt" style:font-size-asian="28pt" style:font-size-complex="28pt"/>
    </style:style>
    <style:style style:name="topography2-outline3" style:family="presentation" style:parent-style-name="topography2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topography2-outline4" style:family="presentation" style:parent-style-name="topography2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topography2-outline5" style:family="presentation" style:parent-style-name="topography2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topography2-outline6" style:family="presentation" style:parent-style-name="topography2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topography2-outline7" style:family="presentation" style:parent-style-name="topography2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topography2-outline8" style:family="presentation" style:parent-style-name="topography2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topography2-outline9" style:family="presentation" style:parent-style-name="topography2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topography2-subtitle" style:family="presentation">
      <style:graphic-properties draw:stroke="none" draw:fill="none" draw:textarea-vertical-align="middle">
        <text:list-style style:name="topography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ography2-title" style:family="presentation">
      <style:graphic-properties draw:stroke="none" draw:fill="none" draw:textarea-vertical-align="middle">
        <text:list-style style:name="topography2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opography2-backgroundobjects">
      <style:graphic-properties draw:stroke="none" draw:fill="none" draw:fill-color="#ffffff" draw:auto-grow-height="false" fo:min-height="1.338cm"/>
    </style:style>
    <style:style style:name="Mpr5" style:family="presentation" style:parent-style-name="topography2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ography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ography2" style:page-layout-name="PM1" draw:style-name="Mdp1">
      <office:forms form:automatic-focus="false" form:apply-design-mode="false"/>
      <draw:frame draw:style-name="Mgr3" draw:text-style-name="MP7" draw:layer="backgroundobjects" svg:width="28cm" svg:height="15.749cm" svg:x="0cm" svg:y="0cm">
        <draw:image xlink:href="Pictures/10000201000006CA000003E65C880FF28D754216.png" xlink:type="simple" xlink:show="embed" xlink:actuate="onLoad" loext:mime-type="image/png">
          <text:p/>
        </draw:image>
      </draw:frame>
      <draw:frame presentation:style-name="topography2-title" draw:layer="backgroundobjects" svg:width="25.199cm" svg:height="2.629cm" svg:x="1.4cm" svg:y="0.628cm" presentation:class="title" presentation:placeholder="true">
        <draw:text-box/>
      </draw:frame>
      <draw:frame presentation:style-name="topography2-outline1" draw:layer="backgroundobjects" svg:width="25.199cm" svg:height="10.39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opography2-title" draw:layer="backgroundobjects" svg:width="0.001cm" svg:height="0.001cm" svg:x="0cm" svg:y="2.124cm" presentation:class="page"/>
        <draw:frame presentation:style-name="topography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1-14T08:52:14.896000000</meta:creation-date>
    <dc:date>2019-01-16T23:17:10.619000000</dc:date>
    <meta:editing-duration>PT24M30S</meta:editing-duration>
    <meta:editing-cycles>8</meta:editing-cycles>
    <meta:generator>LibreOffice/6.1.3.2$Windows_X86_64 LibreOffice_project/86daf60bf00efa86ad547e59e09d6bb77c699acb</meta:generator>
    <meta:document-statistic meta:object-count="153"/>
  </office:meta>
</office:document-meta>
</file>